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0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SUMMONS TO THE ADOPTED ON EARTH: "Praise the LORD!" (103:1-19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DAVID'S SUMMONS TO THE ADOPTED ON EARTH: "Praise the LORD!" (103:1-19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Who and what God is (103:1-13, 17-19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Who and what God is (103:1-13, 17-19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His attributes (qualities) (103:6-8, 17-19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His attributes (qualities) (103:6-8, 17-19)<text:s text:c="1"/></text:span><text:span text:style-name="a462" text:class-names=""/></text:p>
          </draw:text-box>
          <svg:title/>
          <svg:desc/>
        </draw:frame>
        <draw:frame draw:id="id90" presentation:style-name="a480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He is righteous and just (103:6-7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He is merciful and gracious (103:8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He is loving, eternal, and faithful (103:17-18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He is sovereign (103:19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/></text:p>
              </text:list-item>
            </text:list>
          </draw:text-box>
          <svg:title/>
          <svg:desc/>
        </draw:frame>
      </draw:page>
      <draw:page draw:name="Slide5" draw:style-name="a481" draw:master-page-name="Master1-Layout12-tx-Title-and-Text" presentation:presentation-page-layout-name="Master1-PPL12" draw:id="Slide-260">
        <draw:frame draw:id="id91" presentation:style-name="a485" draw:name="Title 1" svg:x="1.38in" svg:y="0.4in" svg:width="10.6in" svg:height="1.44965in" presentation:class="title" presentation:placeholder="false">
          <draw:text-box>
            <text:p text:style-name="a484" text:class-names="" text:cond-style-name=""><text:span text:style-name="a482" text:class-names=""><text:s text:c="1"/>Who and what God is (103:1-13, 17-19)<text:s text:c="1"/></text:span><text:span text:style-name="a483" text:class-names=""/></text:p>
          </draw:text-box>
          <svg:title/>
          <svg:desc/>
        </draw:frame>
        <draw:frame draw:id="id92" presentation:style-name="a495" draw:name="Text Placeholder 2" svg:x="1.38in" svg:y="2in" svg:width="9.4in" svg:height="4.75868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6" text:class-names=""><text:s text:c="1"/>His attributes (qualities) (103:6-8, 17-19)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His actions (103:1-5, 8-13)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</draw:text-box>
          <svg:title/>
          <svg:desc/>
        </draw:frame>
      </draw:page>
      <draw:page draw:name="Slide6" draw:style-name="a496" draw:master-page-name="Master1-Layout12-tx-Title-and-Text" presentation:presentation-page-layout-name="Master1-PPL12" draw:id="Slide-261">
        <draw:frame draw:id="id93" presentation:style-name="a500" draw:name="Title 1" svg:x="1.38in" svg:y="0.4in" svg:width="10.6in" svg:height="1.44965in" presentation:class="title" presentation:placeholder="false">
          <draw:text-box>
            <text:p text:style-name="a499" text:class-names="" text:cond-style-name=""><text:span text:style-name="a497" text:class-names=""><text:s text:c="1"/>His actions (103:1-5, 8-13)<text:s text:c="1"/></text:span><text:span text:style-name="a498" text:class-names=""/></text:p>
          </draw:text-box>
          <svg:title/>
          <svg:desc/>
        </draw:frame>
        <draw:frame draw:id="id94" presentation:style-name="a519" draw:name="Text Placeholder 2" svg:x="1.38in" svg:y="2in" svg:width="9.4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<text:s text:c="1"/>He forgives sin (103:1-3, 8-12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He protects from death (103:4).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<text:s text:c="1"/>He satisfies (103:4-5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He gives strength (103:5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He functions as a loving father (103:13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7" draw:style-name="a520" draw:master-page-name="Master1-Layout12-tx-Title-and-Text" presentation:presentation-page-layout-name="Master1-PPL12" draw:id="Slide-262">
        <draw:frame draw:id="id95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<text:s text:c="1"/>Who and what God is (103:1-13, 17-19)<text:s text:c="1"/></text:span><text:span text:style-name="a522" text:class-names=""/></text:p>
          </draw:text-box>
          <svg:title/>
          <svg:desc/>
        </draw:frame>
        <draw:frame draw:id="id96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His attributes (qualities) (103:6-8, 17-19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His actions (103:1-5, 8-13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8" draw:style-name="a535" draw:master-page-name="Master1-Layout12-tx-Title-and-Text" presentation:presentation-page-layout-name="Master1-PPL12" draw:id="Slide-263">
        <draw:frame draw:id="id97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DAVID'S SUMMONS TO THE ADOPTED ON EARTH: "Praise the LORD!" (103:1-19):<text:s text:c="1"/></text:span><text:span text:style-name="a537" text:class-names=""/></text:p>
          </draw:text-box>
          <svg:title/>
          <svg:desc/>
        </draw:frame>
        <draw:frame draw:id="id98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Who and what God is (103:1-13, 17-19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Who and what we are (103:14-16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9" draw:style-name="a550" draw:master-page-name="Master1-Layout12-tx-Title-and-Text" presentation:presentation-page-layout-name="Master1-PPL12" draw:id="Slide-264">
        <draw:frame draw:id="id99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<text:s text:c="1"/>Who and what we are (103:14-16)<text:s text:c="1"/></text:span><text:span text:style-name="a552" text:class-names=""/></text:p>
          </draw:text-box>
          <svg:title/>
          <svg:desc/>
        </draw:frame>
        <draw:frame draw:id="id100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We are dust, soon to return to dust (103:14-15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We are like wildflowers, soon to wither and die (103:15-16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10" draw:style-name="a565" draw:master-page-name="Master1-Layout12-tx-Title-and-Text" presentation:presentation-page-layout-name="Master1-PPL12" draw:id="Slide-265">
        <draw:frame draw:id="id101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DAVID'S SUMMONS TO THE ADOPTED ON EARTH: "Praise the LORD!" (103:1-19):<text:s text:c="1"/></text:span><text:span text:style-name="a567" text:class-names=""/></text:p>
          </draw:text-box>
          <svg:title/>
          <svg:desc/>
        </draw:frame>
        <draw:frame draw:id="id102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<text:s text:c="1"/>Who and what God is (103:1-13, 17-19)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Who and what we are (103:14-16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1" draw:style-name="a580" draw:master-page-name="Master1-Layout12-tx-Title-and-Text" presentation:presentation-page-layout-name="Master1-PPL12" draw:id="Slide-266">
        <draw:frame draw:id="id103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PSALM 103<text:s text:c="1"/></text:span><text:span text:style-name="a582" text:class-names=""/></text:p>
          </draw:text-box>
          <svg:title/>
          <svg:desc/>
        </draw:frame>
        <draw:frame draw:id="id104" presentation:style-name="a594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DAVID'S SUMMONS TO THE ADOPTED ON EARTH: "Praise the LORD!" (103:1-19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DAVID'S SUMMONS TO THE ANGELS IN HEAVEN (103:20-22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03 </dc:title>
    <meta:initial-creator>David STRICKLAND</meta:initial-creator>
    <dc:creator>David STRICKLAND</dc:creator>
    <meta:creation-date>2020-02-22T17:39:19Z</meta:creation-date>
    <dc:date>2020-02-22T17:39:19Z</dc:date>
    <meta:template xlink:href="BibleStudy" xlink:type="simple"/>
    <meta:editing-cycles>1</meta:editing-cycles>
    <meta:editing-duration>PT0S</meta:editing-duration>
    <meta:document-statistic meta:paragraph-count="35" meta:word-count="359"/>
  </office:meta>
</office:document-meta>
</file>